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4.258cm"/>
    </style:style>
    <style:style style:name="Таблица1.D" style:family="table-column">
      <style:table-column-properties style:column-width="4.256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Таблица1.10" style:family="table-row">
      <style:table-row-properties style:min-row-height="0.89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1" fo:font-size="14pt" officeooo:rsid="002072fa" officeooo:paragraph-rsid="002072fa" style:font-name-asian="Times New Roman2" style:font-size-asian="14pt" style:font-name-complex="Times New Roman2" style:font-size-complex="14pt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paragraph-properties fo:margin-left="0cm" fo:margin-right="0cm" fo:text-indent="0cm" style:auto-text-indent="false"/>
    </style:style>
    <style:style style:name="P14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281686" officeooo:paragraph-rsid="00281686" style:font-size-complex="14pt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70aaf" style:font-name-asian="Times New Roman2" style:font-size-asian="14pt" style:font-name-complex="Times New Roman2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92a81" style:font-name-asian="Times New Roman2" style:font-size-asian="14pt" style:font-name-complex="Times New Roman2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1" style:font-size-asian="11pt" style:font-name-complex="Courier New1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70aaf" style:font-name-asian="Courier New1" style:font-size-asian="11pt" style:font-name-complex="Courier New1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92a81" style:font-name-asian="Courier New1" style:font-size-asian="11pt" style:font-name-complex="Courier New1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d512a" officeooo:paragraph-rsid="002d512a" style:font-size-asian="11pt" style:font-size-complex="11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e854a" officeooo:paragraph-rsid="002e854a" style:font-size-asian="11pt" style:font-size-complex="11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size="11pt" officeooo:rsid="002e854a" officeooo:paragraph-rsid="002e854a" style:font-size-asian="11pt" style:font-size-complex="11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1" fo:font-size="11pt" officeooo:rsid="002d512a" officeooo:paragraph-rsid="002d512a" style:font-name-asian="Times New Roman2" style:font-size-asian="11pt" style:font-name-complex="Times New Roman2" style:font-size-complex="11pt"/>
    </style:style>
    <style:style style:name="P27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2c3325" officeooo:paragraph-rsid="002c3325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9" style:family="paragraph" style:parent-style-name="Heading_20_2">
      <style:text-properties officeooo:rsid="00292a81" officeooo:paragraph-rsid="002b8d25"/>
    </style:style>
    <style:style style:name="P30" style:family="paragraph" style:parent-style-name="Heading_20_2">
      <style:text-properties officeooo:paragraph-rsid="002a3f36"/>
    </style:style>
    <style:style style:name="P31" style:family="paragraph" style:parent-style-name="Standard_20__28_user_29_">
      <style:paragraph-properties fo:margin-left="0cm" fo:margin-right="0cm" fo:text-indent="1.249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32" style:family="paragraph" style:parent-style-name="Standard_20__28_user_29_">
      <style:paragraph-properties fo:margin-left="0cm" fo:margin-right="0cm" fo:text-indent="1.249cm" style:auto-text-indent="false"/>
      <style:text-properties officeooo:rsid="002a3f36" officeooo:paragraph-rsid="002ac4e0"/>
    </style:style>
    <style:style style:name="P33" style:family="paragraph" style:parent-style-name="Standard_20__28_user_29_">
      <style:paragraph-properties fo:margin-left="0cm" fo:margin-right="0cm" fo:text-indent="1.249cm" style:auto-text-indent="false"/>
      <style:text-properties officeooo:rsid="002ac4e0" officeooo:paragraph-rsid="002ac4e0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2c852b" officeooo:paragraph-rsid="002c852b" style:font-size-asian="11pt" style:font-size-complex="11pt"/>
    </style:style>
    <style:style style:name="P35" style:family="paragraph" style:parent-style-name="Table_20_Contents">
      <style:text-properties fo:font-size="11pt" officeooo:rsid="002c852b" officeooo:paragraph-rsid="002c852b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2d512a" officeooo:paragraph-rsid="002d512a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2e854a" officeooo:paragraph-rsid="002e854a" style:font-size-asian="11pt" style:font-size-complex="11pt"/>
    </style:style>
    <style:style style:name="P39" style:family="paragraph" style:parent-style-name="Table_20_Contents">
      <style:text-properties fo:font-size="11pt" officeooo:rsid="002e854a" officeooo:paragraph-rsid="002e854a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1" fo:font-size="11pt" officeooo:rsid="002c852b" officeooo:paragraph-rsid="002c852b" style:font-name-asian="Times New Roman2" style:font-size-asian="11pt" style:font-name-complex="Times New Roman2" style:font-size-complex="11pt"/>
    </style:style>
    <style:style style:name="P41" style:family="paragraph" style:parent-style-name="Text_20_body_20__28_user_29_">
      <style:text-properties officeooo:rsid="00281686" officeooo:paragraph-rsid="00281686"/>
    </style:style>
    <style:style style:name="P42" style:family="paragraph" style:parent-style-name="Text_20_body_20__28_user_29_">
      <style:text-properties officeooo:rsid="00281686" officeooo:paragraph-rsid="002c3325"/>
    </style:style>
    <style:style style:name="P43" style:family="paragraph" style:parent-style-name="Text_20_body_20__28_user_29_">
      <style:text-properties officeooo:paragraph-rsid="002072fa"/>
    </style:style>
    <style:style style:name="P44" style:family="paragraph" style:parent-style-name="Листинг">
      <style:text-properties fo:color="#000000" style:font-name="Courier New" fo:font-size="11pt" fo:language="en" fo:country="US" officeooo:rsid="001bd3f6" style:font-name-asian="Courier New1" style:font-size-asian="11pt" style:font-name-complex="Courier New1"/>
    </style:style>
    <style:style style:name="P45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46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47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c33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4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9" style:family="paragraph" style:parent-style-name="Standard_20__28_user_29_">
      <style:text-properties officeooo:rsid="002a3f36" officeooo:paragraph-rsid="002a3f36"/>
    </style:style>
    <style:style style:name="P50" style:family="paragraph" style:parent-style-name="Text_20_body_20__28_user_29_">
      <style:text-properties officeooo:rsid="002c3325" officeooo:paragraph-rsid="002c3325"/>
    </style:style>
    <style:style style:name="P51" style:family="paragraph" style:parent-style-name="Heading_20_2">
      <style:text-properties style:font-name="Times New Roman1" fo:font-size="14pt" fo:language="en" fo:country="US" fo:font-weight="normal" officeooo:rsid="002c852b" officeooo:paragraph-rsid="002c852b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52" style:family="paragraph" style:parent-style-name="Heading_20_2">
      <style:text-properties style:font-name="Times New Roman1" fo:font-size="14pt" fo:language="en" fo:country="US" fo:font-weight="normal" officeooo:rsid="002e854a" officeooo:paragraph-rsid="002e854a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53" style:family="paragraph" style:parent-style-name="Heading_20_2">
      <style:text-properties style:font-name="Times New Roman1" fo:font-size="14pt" fo:language="en" fo:country="US" fo:font-weight="normal" officeooo:rsid="002b8d25" officeooo:paragraph-rsid="002b8d25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2c852b" officeooo:paragraph-rsid="002c852b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fo:font-size="11pt" officeooo:rsid="002c852b" officeooo:paragraph-rsid="00308060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fo:font-size="11pt" officeooo:rsid="002c852b" officeooo:paragraph-rsid="0031115a" style:font-size-asian="11pt" style:font-size-complex="11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text-transform="uppercase" style:font-name="Times New Roman" fo:font-size="14pt" fo:font-weight="bold" officeooo:rsid="002b8d25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1" fo:font-size="14pt" fo:letter-spacing="0.009cm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language-complex="ar" style:country-complex="SA"/>
    </style:style>
    <style:style style:name="T8" style:family="text">
      <style:text-properties officeooo:rsid="002ac4e0" style:language-asian="ru" style:country-asian="RU" style:language-complex="ar" style:country-complex="SA"/>
    </style:style>
    <style:style style:name="T9" style:family="text">
      <style:text-properties officeooo:rsid="0023f12e"/>
    </style:style>
    <style:style style:name="T10" style:family="text">
      <style:text-properties style:font-name="Times New Roman1" fo:font-size="14pt" officeooo:rsid="00281686" style:font-name-asian="Times New Roman2" style:font-size-asian="14pt" style:font-name-complex="Times New Roman2"/>
    </style:style>
    <style:style style:name="T11" style:family="text">
      <style:text-properties style:font-name="Times New Roman1" fo:font-size="14pt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2" style:family="text">
      <style:text-properties officeooo:rsid="00270aaf"/>
    </style:style>
    <style:style style:name="T13" style:family="text">
      <style:text-properties officeooo:rsid="00281686"/>
    </style:style>
    <style:style style:name="T14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officeooo:rsid="002072fa"/>
    </style:style>
    <style:style style:name="T16" style:family="text">
      <style:text-properties officeooo:rsid="00292a81"/>
    </style:style>
    <style:style style:name="T17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18" style:family="text">
      <style:text-properties fo:font-style="italic" officeooo:rsid="002ac4e0" style:language-asian="ru" style:country-asian="RU" style:font-style-asian="italic" style:language-complex="ar" style:country-complex="SA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Book_20_Title"><text:span text:style-name="T1">отчет</text:span></text:span></text:p>
      <text:p text:style-name="P9">по лабораторной работе №1</text:p>
      <text:p text:style-name="P4"><text:span text:style-name="T14">по дисциплине «</text:span><text:span text:style-name="T11">Алгоритмы и структуры данных</text:span><text:span text:style-name="T14">»</text:span></text:p>
      <text:p text:style-name="P4"><text:span text:style-name="Book_20_Title"><text:span text:style-name="T4">Тема: </text:span></text:span><text:span text:style-name="Book_20_Title"><text:span text:style-name="T5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1">Боблаков Д.С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4"/>
          </table:table-cell>
          <table:table-cell table:style-name="Table1.A1" office:value-type="string">
            <text:p text:style-name="P15">Фиалковский <text:s/>М.С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41">Изучить понятие рекурсии и методы её применения.</text:p>
      <text:p text:style-name="P43"><text:span text:style-name="T15">Научиться </text:span><text:span text:style-name="T13">грамотно</text:span><text:span text:style-name="T15"> реализовывать программы с использованием </text:span><text:span text:style-name="T10">рекурсии</text:span><text:span text:style-name="T15"> </text:span><text:span text:style-name="T9">в языке С++</text:span><text:span text:style-name="T15">.</text:span></text:p>
      <text:h text:style-name="P30" text:outline-level="2">Задание.</text:h>
      <text:p text:style-name="P12">Задание №3</text:p>
      <text:p text:style-name="P12">Имеется n городов, пронумерованных от 1 до n. Некоторые пары городов соединены дорогами. Определить, можно ли попасть по этим дорогам из одного заданного города в другой заданный город. Входная информация о дорогах задаётся в виде последовательности пар чисел i и j (i &lt; j и i, j1..n), указывающих, что i-й и j-й города соединены дорогами.</text:p>
      <text:p text:style-name="P12"/>
      <text:h text:style-name="Heading_20_2" text:outline-level="2">Выполнение работы.</text:h>
      <text:p text:style-name="P32"><text:span text:style-name="T7">Программа считывает число городов </text:span><text:span text:style-name="T17">n</text:span><text:span text:style-name="T7">. Затем она считывает два числа </text:span><text:span text:style-name="T17">from</text:span><text:span text:style-name="T7"> и </text:span><text:span text:style-name="T17">to</text:span><text:span text:style-name="T7">, соответствующих городам, которые необходимо проверить на связанность. Далее в связи со спецификой нумерации массива в языке С++ уменьшаем </text:span><text:span text:style-name="T17">from</text:span><text:span text:style-name="T7"> и </text:span><text:span text:style-name="T17">to</text:span><text:span text:style-name="T7"> на единицу. После этого создаем двумерный массив (далее таблица) размером </text:span><text:span text:style-name="T17">n</text:span><text:span text:style-name="T7">*</text:span><text:span text:style-name="T17">n</text:span><text:span text:style-name="T7"> и инициализируем его нулями. Эта таблица будет хранить «карту городов». Затем считываем пары значений </text:span><text:span text:style-name="T17">i</text:span><text:span text:style-name="T7"> и </text:span><text:span text:style-name="T17">j</text:span><text:span text:style-name="T7">, соответствующие связанным парам городов. Эти пары конвертируются в единицы в двух соответствующих местах таблицы. При вводе значений 0 0 программа перестает считывать данные. Далее создается массив </text:span><text:span text:style-name="T18">bool*</text:span><text:span text:style-name="T8"> </text:span><text:span text:style-name="T18">watched</text:span><text:span text:style-name="T7"> с логическими переменными размером n, значения которого будут отвечать за </text:span><text:span text:style-name="T8">предыдущее нахождение в каждом городе. Инициализирован этот массив значениями </text:span><text:span text:style-name="T18">false</text:span><text:span text:style-name="T8">. </text:span></text:p>
      <text:p text:style-name="P32"><text:span text:style-name="T8">Затем вызывается функция </text:span><text:span text:style-name="T18">recSearch(),</text:span><text:span text:style-name="T8"> которая принимает номера искомых городов, указатель на таблицу и её размер, массив </text:span><text:span text:style-name="T18">bool</text:span><text:span text:style-name="T8">* </text:span><text:span text:style-name="T18">watched</text:span><text:span text:style-name="T8">. Эта функция, начиная с первого искомого города проходится по всем возможным городам, доступным для него, и ищет другой искомый город. Если такой не находится, программа переходит в ранее не просмотренный город, а затем </text:span><text:soft-page-break/><text:span text:style-name="T8">рекурсивно вызывается функция </text:span><text:span text:style-name="T18">recSearch()</text:span><text:span text:style-name="T8"> с измененным первым параметром на новый город. При нахождении связи между двумя искомыми городами функция возвращает </text:span><text:span text:style-name="T18">true</text:span><text:span text:style-name="T8">, в остальных случаях </text:span><text:span text:style-name="T18">false</text:span><text:span text:style-name="T8">.</text:span></text:p>
      <text:p text:style-name="P33"><text:span text:style-name="T8">П</text:span><text:span text:style-name="T7">осле завершении рекурсивной функции в зависимости от результата ее работы выводится </text:span><text:span text:style-name="T17">false</text:span><text:span text:style-name="T7"> или </text:span><text:span text:style-name="T17">true</text:span><text:span text:style-name="T7">. В конце работы программы очищается память из под двух массивов.</text:span></text:p>
      <text:p text:style-name="P31">Разработанный программный код см. в приложении А.</text:p>
      <text:p text:style-name="P31"/>
      <text:h text:style-name="P29" text:outline-level="2">Тестирование.</text:h>
      <text:h text:style-name="P51" text:outline-level="2">Тестирование проводилось вручную. Для экономии места символ ‘\n’ заменен на ‘/’.</text:h>
      <text:h text:style-name="P52" text:outline-level="2">Для запуска программы в терминале необходимо набрать “make”, затем запустить программу командой “./a.out”. Далее следовать подсказкам программы. Концом ввода данных служит ввод значений “0 0”.</text:h>
      <text:h text:style-name="P53" text:outline-level="2">Результаты тестирования см. в приложении Б.</text:h>
      <text:p text:style-name="P6"/>
      <text:h text:style-name="Heading_20_2" text:outline-level="2">Выводы.</text:h>
      <text:p text:style-name="P41">Было изучено понятие рекурсии, а также методы её применения.</text:p>
      <text:p text:style-name="P41">Была реализована программа на языке С++ с использованием рекурсивного алгоритма.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3">Название файла: <text:span text:style-name="T6">main</text:span>.<text:span text:style-name="T6">cpp</text:span></text:p>
      <text:p text:style-name="P44">#include &lt;iostream&gt;</text:p>
      <text:p text:style-name="P44">#include "recSearch.h"</text:p>
      <text:p text:style-name="P44"/>
      <text:p text:style-name="P44"/>
      <text:p text:style-name="P44">int main() {</text:p>
      <text:p text:style-name="P44"><text:s text:c="4"/>unsigned int from, to,n,i,j;</text:p>
      <text:p text:style-name="P44"><text:s text:c="4"/>std::cout&lt;&lt;"N = ";</text:p>
      <text:p text:style-name="P44"><text:s text:c="4"/>std::cin&gt;&gt;n;</text:p>
      <text:p text:style-name="P44"><text:s text:c="4"/>std::cout&lt;&lt;"from to\n";</text:p>
      <text:p text:style-name="P44"><text:s text:c="4"/>std::cin&gt;&gt;from&gt;&gt;to;</text:p>
      <text:p text:style-name="P44"><text:s text:c="4"/>from--;</text:p>
      <text:p text:style-name="P44"><text:s text:c="4"/>to--;</text:p>
      <text:p text:style-name="P44"><text:s text:c="4"/>std::cout&lt;&lt;"enter pairs\n";</text:p>
      <text:p text:style-name="P44"><text:s text:c="4"/>int** arr=new int*[n];</text:p>
      <text:p text:style-name="P44"><text:s text:c="4"/>for (int k = 0; k &lt; n; ++k) {</text:p>
      <text:p text:style-name="P44"><text:s text:c="8"/>arr[k]=new int[n];</text:p>
      <text:p text:style-name="P44"><text:s text:c="4"/>}</text:p>
      <text:p text:style-name="P44"><text:s text:c="4"/>for (int k = 0; k &lt; n; ++k) {</text:p>
      <text:p text:style-name="P44"><text:s text:c="8"/>for (int l = 0; l &lt; n; ++l) {</text:p>
      <text:p text:style-name="P44"><text:s text:c="12"/>arr[k][l]=0;</text:p>
      <text:p text:style-name="P44"><text:s text:c="8"/>}</text:p>
      <text:p text:style-name="P44"><text:s text:c="4"/>}</text:p>
      <text:p text:style-name="P44"><text:s text:c="4"/>do {</text:p>
      <text:p text:style-name="P44"><text:s text:c="8"/>std::cin&gt;&gt;i;</text:p>
      <text:p text:style-name="P44"><text:s text:c="8"/>std::cin&gt;&gt;j;</text:p>
      <text:p text:style-name="P44"><text:s text:c="8"/>if(i&gt;n || j&gt;n ||((i&gt;=j))&amp;&amp; (i!=0)){</text:p>
      <text:p text:style-name="P44"><text:s text:c="12"/>std::cout&lt;&lt;"Error: incorrect value\n";</text:p>
      <text:p text:style-name="P44"><text:s text:c="12"/>return EXIT_FAILURE;</text:p>
      <text:p text:style-name="P44"><text:s text:c="8"/>}</text:p>
      <text:p text:style-name="P44"><text:s text:c="8"/>if(i==0 ||j==0){</text:p>
      <text:p text:style-name="P44"><text:s text:c="12"/>break;</text:p>
      <text:p text:style-name="P44"><text:s text:c="8"/>}</text:p>
      <text:p text:style-name="P44"><text:s text:c="8"/>arr[i-1][j-1]=1;</text:p>
      <text:p text:style-name="P44"><text:s text:c="8"/>arr[j-1][i-1]=1;</text:p>
      <text:p text:style-name="P44"><text:s text:c="4"/>}while(i!=0 || j!=0);</text:p>
      <text:p text:style-name="P44"/>
      <text:p text:style-name="P44"><text:s text:c="4"/>bool* watched = new bool[n];</text:p>
      <text:p text:style-name="P44"><text:s text:c="4"/>for (int k = 0; k &lt; n; ++k) {</text:p>
      <text:p text:style-name="P44"><text:s text:c="8"/>watched[k]=false;</text:p>
      <text:p text:style-name="P44"><text:s text:c="4"/>}</text:p>
      <text:p text:style-name="P44"><text:s text:c="4"/>bool isTrue=recSearch(from,to,n,arr,watched);</text:p>
      <text:p text:style-name="P44"><text:s text:c="4"/>if (isTrue){</text:p>
      <text:p text:style-name="P44"><text:s text:c="8"/>std::cout&lt;&lt;"true";</text:p>
      <text:p text:style-name="P44"><text:s text:c="4"/>} <text:s text:c="3"/>else std::cout&lt;&lt;"false";</text:p>
      <text:p text:style-name="P44"/>
      <text:p text:style-name="P44"><text:s text:c="4"/>for (int k = 0; k &lt; n; ++k) {</text:p>
      <text:p text:style-name="P44"><text:s text:c="8"/>delete arr[k];</text:p>
      <text:p text:style-name="P44"><text:s text:c="4"/>}</text:p>
      <text:p text:style-name="P44"><text:s text:c="4"/>delete[] arr;</text:p>
      <text:p text:style-name="P44"><text:s text:c="4"/>delete[] watched;</text:p>
      <text:p text:style-name="P44"><text:s text:c="4"/>return 0;</text:p>
      <text:p text:style-name="P44">}</text:p>
      <text:p text:style-name="P17"><text:soft-page-break/>Название файла: <text:span text:style-name="T16">recSearch.cpp</text:span></text:p>
      <text:p text:style-name="P20">#include "recSearch.h"</text:p>
      <text:p text:style-name="P20"/>
      <text:p text:style-name="P20">bool recSearch(unsigned int from, unsigned int to,unsigned int n,int** arr,bool* watched){</text:p>
      <text:p text:style-name="P20"><text:s text:c="4"/>unsigned int now=from;</text:p>
      <text:p text:style-name="P20"><text:s text:c="4"/>for (int next = 0; next &lt; n; ++next) {</text:p>
      <text:p text:style-name="P20"><text:s text:c="8"/>if((arr[now][next]==1) &amp;&amp; next==to){</text:p>
      <text:p text:style-name="P20"><text:s text:c="12"/>return true;</text:p>
      <text:p text:style-name="P20"><text:s text:c="8"/>}</text:p>
      <text:p text:style-name="P20"><text:s text:c="8"/>if((arr[now][next]==1) &amp;&amp; !watched[next]){</text:p>
      <text:p text:style-name="P20"><text:s text:c="12"/>watched[now]=true;</text:p>
      <text:p text:style-name="P20"/>
      <text:p text:style-name="P20"><text:s text:c="12"/>if(recSearch(next, to, n, arr, watched))</text:p>
      <text:p text:style-name="P20"><text:s text:c="16"/>return true;</text:p>
      <text:p text:style-name="P20"><text:s text:c="8"/>}</text:p>
      <text:p text:style-name="P20"><text:s text:c="4"/>}</text:p>
      <text:p text:style-name="P20"><text:s text:c="4"/>return false;</text:p>
      <text:p text:style-name="P20">}</text:p>
      <text:p text:style-name="P20"/>
      <text:p text:style-name="P17">Название файла: <text:span text:style-name="T16">recSearch.h</text:span></text:p>
      <text:p text:style-name="P20"/>
      <text:p text:style-name="P20">#ifndef ADS_1_RECSEARCH_H</text:p>
      <text:p text:style-name="P20">#define ADS_1_RECSEARCH_H</text:p>
      <text:p text:style-name="P20">#include &lt;iostream&gt;</text:p>
      <text:p text:style-name="P20">bool recSearch( unsigned int from, unsigned int to,unsigned n,int** arr,bool* watched);</text:p>
      <text:p text:style-name="P20">#endif</text:p>
      <text:p text:style-name="P17"/>
      <text:p text:style-name="P16">Название файла: <text:span text:style-name="T12">Makefile</text:span></text:p>
      <text:p text:style-name="P19">all: main.o recSearch.o</text:p>
      <text:p text:style-name="P19"><text:s text:c="8"/>g++ main.o recSearch.o</text:p>
      <text:p text:style-name="P19"/>
      <text:p text:style-name="P19">main.o: main.cpp recSearch.h</text:p>
      <text:p text:style-name="P19"><text:s text:c="8"/>g++ -c main.cpp</text:p>
      <text:p text:style-name="P19"/>
      <text:p text:style-name="P19">recSearch.o: recSearch.cpp recSearch.h</text:p>
      <text:p text:style-name="P19"><text:s text:c="8"/>g++ -c recSearch.cpp recSearch.h</text:p>
      <text:p text:style-name="P19"/>
      <text:p text:style-name="P19">clean:</text:p>
      <text:p text:style-name="P19"><text:s text:c="8"/>rm *.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8" text:outline-level="1"><text:soft-page-break/><text:span text:style-name="T2">Приложение</text:span><text:span text:style-name="T3"> Б</text:span></text:h>
      <text:h text:style-name="P45" text:outline-level="1">Тестирование программы</text:h>
      <text:h text:style-name="P45" text:outline-level="1"/>
      <text:h text:style-name="P47" text:outline-level="1"/>
      <text:p text:style-name="P50">Результаты тестирования представлены в табл.1</text:p>
      <text:p text:style-name="P42"/>
      <text:p text:style-name="P27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1">№ п/п</text:p>
          </table:table-cell>
          <table:table-cell table:style-name="Таблица1.A1" office:value-type="string">
            <text:p text:style-name="P21">Входные данные</text:p>
          </table:table-cell>
          <table:table-cell table:style-name="Таблица1.A1" office:value-type="string">
            <text:p text:style-name="P21">Выходные данные</text:p>
          </table:table-cell>
          <table:table-cell table:style-name="Таблица1.A1" office:value-type="string">
            <text:p text:style-name="P21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34">1 <text:s/>1.</text:p>
          </table:table-cell>
          <table:table-cell table:style-name="Таблица1.A1" office:value-type="string">
            <text:p text:style-name="P22">11/1 11/1 2/1 3/3 4/3 5/5 6/5 7/7 8/7 9/9 10/9 11/0 0</text:p>
            <text:p text:style-name="P22"/>
          </table:table-cell>
          <table:table-cell table:style-name="Таблица1.A1" office:value-type="string">
            <text:p text:style-name="P34">true</text:p>
          </table:table-cell>
          <table:table-cell table:style-name="Таблица1.A1" office:value-type="string">
            <text:p text:style-name="P22">Дерево с ветвлением вправо</text:p>
          </table:table-cell>
        </table:table-row>
        <table:table-row table:style-name="Таблица1.3">
          <table:table-cell table:style-name="Таблица1.A1" office:value-type="string">
            <text:p text:style-name="P22"><text:s text:c="2"/>2.</text:p>
          </table:table-cell>
          <table:table-cell table:style-name="Таблица1.A1" office:value-type="string">
            <text:p text:style-name="P22">4/1 4/1 2/1 3/2 3/3 4/0 0</text:p>
          </table:table-cell>
          <table:table-cell table:style-name="Таблица1.A1" office:value-type="string">
            <text:p text:style-name="P34">true</text:p>
          </table:table-cell>
          <table:table-cell table:style-name="Таблица1.A1" office:value-type="string">
            <text:p text:style-name="P22">Цикл с ответвлением</text:p>
          </table:table-cell>
        </table:table-row>
        <table:table-row>
          <table:table-cell table:style-name="Таблица1.A1" office:value-type="string">
            <text:p text:style-name="P22"><text:s text:c="2"/>3.</text:p>
          </table:table-cell>
          <table:table-cell table:style-name="Таблица1.A1" office:value-type="string">
            <text:p text:style-name="P22">5/1 5/2 3/3 4/4 5/0 0</text:p>
          </table:table-cell>
          <table:table-cell table:style-name="Таблица1.A1" office:value-type="string">
            <text:p text:style-name="P34">false</text:p>
          </table:table-cell>
          <table:table-cell table:style-name="Таблица1.A1" office:value-type="string">
            <text:p text:style-name="P22">Цепь с оторванной вершиной</text:p>
          </table:table-cell>
        </table:table-row>
        <table:table-row>
          <table:table-cell table:style-name="Таблица1.A1" office:value-type="string">
            <text:p text:style-name="P22"><text:s text:c="2"/>4.</text:p>
          </table:table-cell>
          <table:table-cell table:style-name="Таблица1.A1" office:value-type="string">
            <text:p text:style-name="P22">5/3 5/1 2/1 3/1 4/1 5/2 3/2 4/2 5/3 4/3 5/4 5/0 0 </text:p>
          </table:table-cell>
          <table:table-cell table:style-name="Таблица1.A1" office:value-type="string">
            <text:p text:style-name="P34">true</text:p>
          </table:table-cell>
          <table:table-cell table:style-name="Таблица1.A1" office:value-type="string">
            <text:p text:style-name="P22">Сеть со связью узлов каждый с каждым </text:p>
          </table:table-cell>
        </table:table-row>
        <table:table-row>
          <table:table-cell table:style-name="Таблица1.A1" office:value-type="string">
            <text:p text:style-name="P40">1 <text:s/>5.</text:p>
          </table:table-cell>
          <table:table-cell table:style-name="Таблица1.A1" office:value-type="string">
            <text:p text:style-name="P23">5/1 5/1 3/2 4/2 5/1 4/3 5/0 0</text:p>
          </table:table-cell>
          <table:table-cell table:style-name="Таблица1.A1" office:value-type="string">
            <text:p text:style-name="P37">true</text:p>
          </table:table-cell>
          <table:table-cell table:style-name="Таблица1.A1" office:value-type="string">
            <text:p text:style-name="P23">5-конечная звезда</text:p>
          </table:table-cell>
        </table:table-row>
        <table:table-row>
          <table:table-cell table:style-name="Таблица1.A1" office:value-type="string">
            <text:p text:style-name="P34">1 <text:s/>6.</text:p>
          </table:table-cell>
          <table:table-cell table:style-name="Таблица1.A1" office:value-type="string">
            <text:p text:style-name="P23">6/1 4/1 2/1 3/2 3/4 5/4 6/5 6/0 0</text:p>
          </table:table-cell>
          <table:table-cell table:style-name="Таблица1.A1" office:value-type="string">
            <text:p text:style-name="P36">false</text:p>
          </table:table-cell>
          <table:table-cell table:style-name="Таблица1.A1" office:value-type="string">
            <text:p text:style-name="P23">Два независимых цикла</text:p>
          </table:table-cell>
        </table:table-row>
        <table:table-row>
          <table:table-cell table:style-name="Таблица1.A1" office:value-type="string">
            <text:p text:style-name="P34">1 <text:s/>7.</text:p>
          </table:table-cell>
          <table:table-cell table:style-name="Таблица1.A1" office:value-type="string">
            <text:p text:style-name="P23">5/1 4/1 2/2 3/4 5/0 0</text:p>
          </table:table-cell>
          <table:table-cell table:style-name="Таблица1.A1" office:value-type="string">
            <text:p text:style-name="P37">false</text:p>
          </table:table-cell>
          <table:table-cell table:style-name="Таблица1.A1" office:value-type="string">
            <text:p text:style-name="P23">Две независимые цепи</text:p>
          </table:table-cell>
        </table:table-row>
        <table:table-row>
          <table:table-cell table:style-name="Таблица1.A1" office:value-type="string">
            <text:p text:style-name="P34">7 <text:s/>8.</text:p>
          </table:table-cell>
          <table:table-cell table:style-name="Таблица1.A1" office:value-type="string">
            <text:p text:style-name="P23">8/1 8/1 2/1 3/2 3/4 5/5 6/4 6/7 8/0 0</text:p>
          </table:table-cell>
          <table:table-cell table:style-name="Таблица1.A1" office:value-type="string">
            <text:p text:style-name="P37">false</text:p>
          </table:table-cell>
          <table:table-cell table:style-name="Таблица1.A1" office:value-type="string">
            <text:p text:style-name="P26">Два независимых цикла и одна цепь</text:p>
          </table:table-cell>
        </table:table-row>
        <table:table-row table:style-name="Таблица1.10">
          <table:table-cell table:style-name="Таблица1.A1" office:value-type="string">
            <text:p text:style-name="P22"><text:s text:c="2"/>9.</text:p>
          </table:table-cell>
          <table:table-cell table:style-name="Таблица1.A1" office:value-type="string">
            <text:p text:style-name="P24">6/1 6/1 2/1 3/2 3/3 4/4 5/4 6/5 6/0 0</text:p>
          </table:table-cell>
          <table:table-cell table:style-name="Таблица1.A1" office:value-type="string">
            <text:p text:style-name="P38">true</text:p>
          </table:table-cell>
          <table:table-cell table:style-name="Таблица1.A1" office:value-type="string">
            <text:p text:style-name="P23">Два цикла связаны одной дорогой</text:p>
          </table:table-cell>
        </table:table-row>
        <table:table-row>
          <table:table-cell table:style-name="Таблица1.A1" office:value-type="string">
            <text:p text:style-name="P35">1 <text:s/>10.</text:p>
          </table:table-cell>
          <table:table-cell table:style-name="Таблица1.A1" office:value-type="string">
            <text:p text:style-name="P25">7/1 6/1 2/1 3/2 4/2 5/3 6/3 7/0 0</text:p>
          </table:table-cell>
          <table:table-cell table:style-name="Таблица1.A1" office:value-type="string">
            <text:p text:style-name="P39">true</text:p>
          </table:table-cell>
          <table:table-cell table:style-name="Таблица1.A1" office:value-type="string">
            <text:p text:style-name="P25">Двоичное дерево</text:p>
          </table:table-cell>
        </table:table-row>
      </table:table>
      <text:h text:style-name="P4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13</meta:editing-cycles>
    <meta:creation-date>2020-09-20T13:43:00</meta:creation-date>
    <dc:date>2020-10-04T22:46:05.323954454</dc:date>
    <meta:editing-duration>PT58M20S</meta:editing-duration>
    <meta:generator>LibreOffice/6.4.5.2$Linux_X86_64 LibreOffice_project/40$Build-2</meta:generator>
    <meta:document-statistic meta:table-count="2" meta:image-count="0" meta:object-count="0" meta:page-count="6" meta:paragraph-count="163" meta:word-count="812" meta:character-count="5677" meta:non-whitespace-character-count="46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